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840G2B</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Thought:</text:span> <text:span text:style-name="T1">Thought: I need to review the access reports against the access matrices to identify any discrepancies. I will use the access_review_tool to perform this analysis.</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text:soft-page-break/>'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text:soft-page-break/>'system_c_access': 'user has system_c_access access level of read-only in Access Report while he is unauthorized to have access to system_c_access according to access matrix.'}}, 'USER024': {'review_results': {'system_a_access': 'user has 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markdown</text:p>
      <text:p text:style-name="P1"># Access Review Findings</text:p>
      <text:p text:style-name="Preformatted_20_Text"/>
      <text:p text:style-name="P1">## USER001</text:p>
      <text:p text:style-name="P1">- **system_a_access**: Access level matches the access matrix.</text:p>
      <text:p text:style-name="P1">- **system_b_access**: Discrepancy found. User has 'maker' access but should have 'checker'.</text:p>
      <text:p text:style-name="P1">- **system_c_access**: Access level matches the access matrix.</text:p>
      <text:p text:style-name="Preformatted_20_Text"/>
      <text:p text:style-name="P1">## USER002</text:p>
      <text:p text:style-name="P1">- **system_a_access**: Access level matches the access matrix.</text:p>
      <text:p text:style-name="P1">- **system_b_access**: Discrepancy found. User has 'maker' access but should have 'read-only'.</text:p>
      <text:p text:style-name="P1">- **system_c_access**: Access level matches the access matrix.</text:p>
      <text:p text:style-name="Preformatted_20_Text"/>
      <text:p text:style-name="P1">## USER003</text:p>
      <text:p text:style-name="P1">- **system_a_access**: Discrepancy found. User has 'maker' access but should have 'read-only'.</text:p>
      <text:p text:style-name="P1">- **system_b_access**: Access level matches the access matrix.</text:p>
      <text:p text:style-name="P1">- **system_c_access**: Access level matches the access matrix.</text:p>
      <text:p text:style-name="Preformatted_20_Text"/>
      <text:p text:style-name="P1">## USER004</text:p>
      <text:p text:style-name="P1">- **system_a_access**: Access level matches the access matrix.</text:p>
      <text:p text:style-name="P1">- **system_b_access**: Access level matches the access matrix.</text:p>
      <text:p text:style-name="P1">- **system_c_access**: Access level matches the access matrix.</text:p>
      <text:p text:style-name="Preformatted_20_Text"/>
      <text:p text:style-name="P1">## USER005</text:p>
      <text:p text:style-name="P1">- **system_a_access**: Access level matches the access matrix.</text:p>
      <text:p text:style-name="P1">- **system_b_access**: Discrepancy found. User has 'maker' access but should have 'checker'.</text:p>
      <text:p text:style-name="P1">- **system_c_access**: Access level matches the access matrix.</text:p>
      <text:p text:style-name="Preformatted_20_Text"/>
      <text:p text:style-name="P1">## USER006</text:p>
      <text:p text:style-name="P1">- **system_a_access**: Access level matches the access matrix.</text:p>
      <text:p text:style-name="P1">- **system_b_access**: Access level matches the access matrix.</text:p>
      <text:p text:style-name="P1">- **system_c_access**: Discrepancy found. User has 'maker' access but should have 'read-only'.</text:p>
      <text:p text:style-name="Preformatted_20_Text"/>
      <text:p text:style-name="P1">## USER007</text:p>
      <text:p text:style-name="P1">- **system_a_access**: Access level matches the access matrix.</text:p>
      <text:p text:style-name="P1">- **system_b_access**: Access level matches the access matrix.</text:p>
      <text:p text:style-name="P1">- **system_c_access**: Access level matches the access matrix.</text:p>
      <text:p text:style-name="Preformatted_20_Text"/>
      <text:p text:style-name="P1">## USER008</text:p>
      <text:p text:style-name="P1">- **system_a_access**: Access level matches the access matrix.</text:p>
      <text:p text:style-name="P1">- **system_b_access**: Access level matches the access matrix.</text:p>
      <text:p text:style-name="P1">- **system_c_access**: Discrepancy found. User has 'read-only' access but should have 'checker'.</text:p>
      <text:p text:style-name="Preformatted_20_Text"/>
      <text:p text:style-name="P1">## USER009</text:p>
      <text:p text:style-name="P1"><text:soft-page-break/>- **system_a_access**: Discrepancy found. User has 'checker' access but should have 'read-only'.</text:p>
      <text:p text:style-name="P1">- **system_b_access**: Access level matches the access matrix.</text:p>
      <text:p text:style-name="P1">- **system_c_access**: Access level matches the access matrix.</text:p>
      <text:p text:style-name="Preformatted_20_Text"/>
      <text:p text:style-name="P1">## USER010</text:p>
      <text:p text:style-name="P1">- **system_a_access**: Access level matches the access matrix.</text:p>
      <text:p text:style-name="P1">- **system_b_access**: Access level matches the access matrix.</text:p>
      <text:p text:style-name="P1">- **system_c_access**: Discrepancy found. User has 'maker' access but should have 'checker'.</text:p>
      <text:p text:style-name="Preformatted_20_Text"/>
      <text:p text:style-name="P1">## USER021</text:p>
      <text:p text:style-name="P1">- **system_a_access**: Unauthorized access. User has 'maker' access but should have no access.</text:p>
      <text:p text:style-name="P1">- **system_b_access**: Unauthorized access. User has 'read-only' access but should have no access.</text:p>
      <text:p text:style-name="P1">- **system_c_access**: Unauthorized access. User has 'checker' access but should have no access.</text:p>
      <text:p text:style-name="Preformatted_20_Text"/>
      <text:p text:style-name="P1">## USER012</text:p>
      <text:p text:style-name="P1">- **system_a_access**: Access level matches the access matrix.</text:p>
      <text:p text:style-name="P1">- **system_b_access**: Discrepancy found. User has 'maker' access but should have 'checker'.</text:p>
      <text:p text:style-name="P1">- **system_c_access**: Access level matches the access matrix.</text:p>
      <text:p text:style-name="Preformatted_20_Text"/>
      <text:p text:style-name="P1">## USER013</text:p>
      <text:p text:style-name="P1">- **system_a_access**: Access level matches the access matrix.</text:p>
      <text:p text:style-name="P1">- **system_b_access**: Access level matches the access matrix.</text:p>
      <text:p text:style-name="P1">- **system_c_access**: Access level matches the access matrix.</text:p>
      <text:p text:style-name="Preformatted_20_Text"/>
      <text:p text:style-name="P1">## USER014</text:p>
      <text:p text:style-name="P1">- **system_a_access**: Access level matches the access matrix.</text:p>
      <text:p text:style-name="P1">- **system_b_access**: Discrepancy found. User has 'checker' access but should have 'read-only'.</text:p>
      <text:p text:style-name="P1">- **system_c_access**: Access level matches the access matrix.</text:p>
      <text:p text:style-name="Preformatted_20_Text"/>
      <text:p text:style-name="P1">## USER022</text:p>
      <text:p text:style-name="P1">- **system_a_access**: Unauthorized access. User has 'read-only' access but should have no access.</text:p>
      <text:p text:style-name="P1">- **system_b_access**: Unauthorized access. User has 'maker' access but should have no access.</text:p>
      <text:p text:style-name="P1">- **system_c_access**: Unauthorized access. User has 'maker' access but should have no access.</text:p>
      <text:p text:style-name="Preformatted_20_Text"/>
      <text:p text:style-name="P1">## USER016</text:p>
      <text:p text:style-name="P1">- **system_a_access**: Access level matches the access matrix.</text:p>
      <text:p text:style-name="P1">- **system_b_access**: Discrepancy found. User has 'maker' access but should have 'checker'.</text:p>
      <text:p text:style-name="P1">- **system_c_access**: Access level matches the access matrix.</text:p>
      <text:p text:style-name="Preformatted_20_Text"/>
      <text:p text:style-name="P1">## USER017</text:p>
      <text:p text:style-name="P1">- **system_a_access**: Discrepancy found. User has 'maker' access but should have 'checker'.</text:p>
      <text:p text:style-name="P1">- **system_b_access**: Access level matches the access matrix.</text:p>
      <text:p text:style-name="P1">- **system_c_access**: Access level matches the access matrix.</text:p>
      <text:p text:style-name="Preformatted_20_Text"/>
      <text:p text:style-name="P1">## USER018</text:p>
      <text:p text:style-name="P1">- **system_a_access**: Access level matches the access matrix.</text:p>
      <text:p text:style-name="P1">- **system_b_access**: Access level matches the access matrix.</text:p>
      <text:p text:style-name="P1">- **system_c_access**: Access level matches the access matrix.</text:p>
      <text:p text:style-name="Preformatted_20_Text"/>
      <text:p text:style-name="P1">## USER023</text:p>
      <text:p text:style-name="P1">- **system_a_access**: Unauthorized access. User has 'maker' access but should have no access.</text:p>
      <text:p text:style-name="P1"><text:soft-page-break/>- **system_b_access**: Unauthorized access. User has 'checker' access but should have no access.</text:p>
      <text:p text:style-name="P1">- **system_c_access**: Unauthorized access. User has 'read-only' access but should have no access.</text:p>
      <text:p text:style-name="Preformatted_20_Text"/>
      <text:p text:style-name="P1">## USER024</text:p>
      <text:p text:style-name="P1">- **system_a_access**: Unauthorized access. User has 'checker' access but should have no access.</text:p>
      <text:p text:style-name="P1">- **system_b_access**: Unauthorized access. User has 'maker' access but should have no access.</text:p>
      <text:p text:style-name="P1">- **system_c_access**: Unauthorized access. User has 'maker' access but should have no access.</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1">"{}"</text:p>
      <text:p text:style-name="Preformatted_20_Text"><text:span text:style-name="T4">## Tool Output:</text:span> </text:p>
      <text:p text:style-name="P1">{'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text:soft-page-break/>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Analysis</text:p>
      <text:p text:style-name="Preformatted_20_Text"/>
      <text:p text:style-name="P1">## Transaction Analysis Results</text:p>
      <text:p text:style-name="Preformatted_20_Text"/>
      <text:p text:style-name="P1">### Transaction 0</text:p>
      <text:p text:style-name="P1">- **Transaction Amount**: 175,000</text:p>
      <text:p text:style-name="P1">- **Transaction Date**: 2024-01-15</text:p>
      <text:p text:style-name="P1">- **Approved Users**: USER008</text:p>
      <text:p text:style-name="P1">- **Analysis Result**: Transaction Amount Exceed user Approval Level for USER008</text:p>
      <text:p text:style-name="Preformatted_20_Text"/>
      <text:p text:style-name="P1">### Transaction 1</text:p>
      <text:p text:style-name="P1">- **Transaction Amount**: 150,000</text:p>
      <text:p text:style-name="P1">- **Transaction Date**: 2024-01-16</text:p>
      <text:p text:style-name="P1">- **Approved Users**: USER004</text:p>
      <text:p text:style-name="P1">- **Analysis Result**: Transaction is approved within the single approval limit of USER004</text:p>
      <text:p text:style-name="Preformatted_20_Text"/>
      <text:p text:style-name="P1">### Transaction 2</text:p>
      <text:p text:style-name="P1">- **Transaction Amount**: 2,500,000</text:p>
      <text:p text:style-name="P1">- **Transaction Date**: 2024-01-17</text:p>
      <text:p text:style-name="P1">- **Approved Users**: USER001, USER002</text:p>
      <text:p text:style-name="P1">- **Analysis Result**: Transaction is approved within the joint approval limit of users ['USER001', 'USER002']</text:p>
      <text:p text:style-name="Preformatted_20_Text"/>
      <text:p text:style-name="P1">### Transaction 3</text:p>
      <text:p text:style-name="P1">- **Transaction Amount**: 120,000</text:p>
      <text:p text:style-name="P1">- **Transaction Date**: 2024-01-18</text:p>
      <text:p text:style-name="P1">- **Approved Users**: USER009</text:p>
      <text:p text:style-name="P1">- **Analysis Result**: Transaction Amount Exceed user Approval Level for USER009</text:p>
      <text:p text:style-name="Preformatted_20_Text"/>
      <text:p text:style-name="P1">### Transaction 4</text:p>
      <text:p text:style-name="P1">- **Transaction Amount**: 3,500,000</text:p>
      <text:p text:style-name="P1">- **Transaction Date**: 2024-01-19</text:p>
      <text:p text:style-name="P1">- **Approved Users**: USER003, USER004</text:p>
      <text:p text:style-name="P1">- **Analysis Result**: Transaction is approved within the joint approval limit of users ['USER003', 'USER004']</text:p>
      <text:p text:style-name="Preformatted_20_Text"/>
      <text:p text:style-name="P1">### Transaction 5</text:p>
      <text:p text:style-name="P1">- **Transaction Amount**: 450,000</text:p>
      <text:p text:style-name="P1">- **Transaction Date**: 2024-01-20</text:p>
      <text:p text:style-name="P1">- **Approved Users**: USER007</text:p>
      <text:p text:style-name="P1">- **Analysis Result**: Transaction is approved within the single approval limit of USER007</text:p>
      <text:p text:style-name="Preformatted_20_Text"/>
      <text:p text:style-name="P1">### Transaction 6</text:p>
      <text:p text:style-name="P1">- **Transaction Amount**: 1,500,000</text:p>
      <text:p text:style-name="P1">- **Transaction Date**: 2024-01-21</text:p>
      <text:p text:style-name="P1">- **Approved Users**: USER002, USER003</text:p>
      <text:p text:style-name="P1">- **Analysis Result**: Transaction is approved within the joint approval limit of users ['USER002', 'USER003']</text:p>
      <text:p text:style-name="Preformatted_20_Text"/>
      <text:p text:style-name="P1">### Transaction 7</text:p>
      <text:p text:style-name="P1">- **Transaction Amount**: 800,000</text:p>
      <text:p text:style-name="P1">- **Transaction Date**: 2024-01-22</text:p>
      <text:p text:style-name="P1"><text:soft-page-break/>- **Approved Users**: USER010</text:p>
      <text:p text:style-name="P1">- **Analysis Result**: Transaction Amount Exceed user Approval Level for USER010</text:p>
      <text:p text:style-name="Preformatted_20_Text"/>
      <text:p text:style-name="P1">### Transaction 8</text:p>
      <text:p text:style-name="P1">- **Transaction Amount**: 4,000,000</text:p>
      <text:p text:style-name="P1">- **Transaction Date**: 2024-01-23</text:p>
      <text:p text:style-name="P1">- **Approved Users**: USER001, USER002, USER003</text:p>
      <text:p text:style-name="P1">- **Analysis Result**: Transaction is approved within the joint approval limit of users ['USER001', 'USER002', 'USER003']</text:p>
      <text:p text:style-name="Preformatted_20_Text"/>
      <text:p text:style-name="P1">### Transaction 9</text:p>
      <text:p text:style-name="P1">- **Transaction Amount**: 600,000</text:p>
      <text:p text:style-name="P1">- **Transaction Date**: 2024-01-24</text:p>
      <text:p text:style-name="P1">- **Approved Users**: USER005</text:p>
      <text:p text:style-name="P1">- **Analysis Result**: Transaction Amount Exceed user Approval Level for USER005</text:p>
      <text:p text:style-name="Preformatted_20_Text"/>
      <text:p text:style-name="P1">### Transaction 10</text:p>
      <text:p text:style-name="P1">- **Transaction Amount**: 2,800,000</text:p>
      <text:p text:style-name="P1">- **Transaction Date**: 2024-01-25</text:p>
      <text:p text:style-name="P1">- **Approved Users**: USER001, USER004</text:p>
      <text:p text:style-name="P1">- **Analysis Result**: Transaction is approved within the joint approval limit of users ['USER001', 'USER004']</text:p>
      <text:p text:style-name="Preformatted_20_Text"/>
      <text:p text:style-name="P1">### Transaction 11</text:p>
      <text:p text:style-name="P1">- **Transaction Amount**: 95,000</text:p>
      <text:p text:style-name="P1">- **Transaction Date**: 2024-01-26</text:p>
      <text:p text:style-name="P1">- **Approved Users**: USER008</text:p>
      <text:p text:style-name="P1">- **Analysis Result**: Transaction is approved within the single approval limit of USER008</text:p>
      <text:p text:style-name="Preformatted_20_Text"/>
      <text:p text:style-name="P1">### Transaction 12</text:p>
      <text:p text:style-name="P1">- **Transaction Amount**: 3,200,000</text:p>
      <text:p text:style-name="P1">- **Transaction Date**: 2024-01-27</text:p>
      <text:p text:style-name="P1">- **Approved Users**: USER002, USER003</text:p>
      <text:p text:style-name="P1">- **Analysis Result**: Transaction is approved within the joint approval limit of users ['USER002', 'USER003']</text:p>
      <text:p text:style-name="Preformatted_20_Text"/>
      <text:p text:style-name="P1">### Transaction 13</text:p>
      <text:p text:style-name="P1">- **Transaction Amount**: 175,000</text:p>
      <text:p text:style-name="P1">- **Transaction Date**: 2024-01-28</text:p>
      <text:p text:style-name="P1">- **Approved Users**: USER006</text:p>
      <text:p text:style-name="P1">- **Analysis Result**: Transaction is approved within the single approval limit of USER006</text:p>
      <text:p text:style-name="Preformatted_20_Text"/>
      <text:p text:style-name="P1">### Transaction 14</text:p>
      <text:p text:style-name="P1">- **Transaction Amount**: 5,500,000</text:p>
      <text:p text:style-name="P1">- **Transaction Date**: 2024-01-29</text:p>
      <text:p text:style-name="P1">- **Approved Users**: USER001, USER002, USER003</text:p>
      <text:p text:style-name="P1">- **Analysis Result**: Transaction Amount Exceed the joint Approval Level of users ['USER001', 'USER002', 'USER003']</text:p>
      <text:p text:style-name="P1">```</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1">"{}"</text:p>
      <text:p text:style-name="Preformatted_20_Text"><text:span text:style-name="T4">## Tool Output:</text:span> </text:p>
      <text:p text:style-name="P1"><text:soft-page-break/>[{'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text:soft-page-break/>'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1"># Change Management Audit Findings</text:p>
      <text:p text:style-name="Preformatted_20_Text"/>
      <text:p text:style-name="P1">## Summary of Findings</text:p>
      <text:p text:style-name="P1">The audit trail records were analyzed against change tickets based on the change management SLA. The following findings were identified:</text:p>
      <text:p text:style-name="Preformatted_20_Text"/>
      <text:p text:style-name="P1">### Compliance Issues</text:p>
      <text:p text:style-name="P1">1. **Unauthorized Changes**:</text:p>
      <text:p text:style-name="P1"><text:s text:c="3"/>- **2024-01-20 11:45:00**: DataProcessor modification by USER009 (should have been USER002)</text:p>
      <text:p text:style-name="P1"><text:s text:c="3"/>- **2024-01-20 19:20:00**: SecurityModule modification by USER002 (should have been USER005)</text:p>
      <text:p text:style-name="P1"><text:s text:c="3"/>- **2024-01-21 10:15:00**: ConfigSettings modification by USER005 (should have been USER007)</text:p>
      <text:p text:style-name="Preformatted_20_Text"/>
      <text:p text:style-name="P1">2. **Missing Change Tickets**:</text:p>
      <text:p text:style-name="P1"><text:s text:c="3"/>- **2024-01-29 10:30:00**: APIGateway modification by USER007</text:p>
      <text:p text:style-name="P1"><text:s text:c="3"/>- **2024-01-22 15:45:00**: DatabaseIndex modification by USER001</text:p>
      <text:p text:style-name="P1"><text:s text:c="3"/>- **2024-01-23 09:45:00**: AccessControl modification by USER006</text:p>
      <text:p text:style-name="P1"><text:s text:c="3"/>- **2024-01-23 14:30:00**: SystemCore modification by USER004</text:p>
      <text:p text:style-name="P1"><text:s text:c="3"/>- **2024-01-24 11:00:00**: LogAnalyzer modification by USER008</text:p>
      <text:p text:style-name="P1"><text:s text:c="3"/>- **2024-01-24 16:00:00**: WebService modification by USER002</text:p>
      <text:p text:style-name="Preformatted_20_Text"/>
      <text:p text:style-name="P1">3. **Potential Violations**:</text:p>
      <text:p text:style-name="P1"><text:s text:c="3"/>- **2024-01-14 09:30:00**: UserAccessModule modification by USER001 (no change ticket found)</text:p>
      <text:p text:style-name="P1"><text:s text:c="3"/>- **2024-01-15 04:20:00**: SecuritySettings modification by USER004 (no change ticket found)</text:p>
      <text:p text:style-name="P1"><text:s text:c="3"/>- **2024-10-18 09:00:00**: UserInterface modification by USER008 (no change ticket found)</text:p>
      <text:p text:style-name="P1"><text:s text:c="3"/>- **2024-02-19 11:30:00**: AuthModule modification by USER001 (no change ticket found)</text:p>
      <text:p text:style-name="P1"><text:s text:c="3"/>- **2024-01-19 06:15:00**: ReportingEngine modification by USER004 (no change ticket found)</text:p>
      <text:p text:style-name="Preformatted_20_Text"/>
      <text:p text:style-name="P1">### Compliant Changes</text:p>
      <text:p text:style-name="P1">1. **2024-01-19 11:45:00**: DatabaseConfig modification by USER002 (linked to CHG003)</text:p>
      <text:p text:style-name="P1">2. **2024-01-16 18:30:00**: NetworkSettings modification by USER007 (linked to CHG004)</text:p>
      <text:p text:style-name="P1">3. **2024-01-17 11:15:00**: APIEndpoints modification by USER003 (linked to CHG005)</text:p>
      <text:p text:style-name="P1">4. **2024-01-17 17:40:00**: LoggingSystem modification by USER005 (linked to CHG006)</text:p>
      <text:p text:style-name="P1">5. **2024-01-18 23:25:00**: BackupSystem modification by USER006 (linked to CHG008)</text:p>
      <text:p text:style-name="P1">6. **2024-01-21 19:50:00**: UserManagement modification by USER003 (linked to CHG014)</text:p>
      <text:p text:style-name="Preformatted_20_Text"/>
      <text:p text:style-name="P1">## Recommendations</text:p>
      <text:p text:style-name="P1"><text:soft-page-break/>1. **Investigate Unauthorized Changes**: Review the changes made by unauthorized users (USER009, USER002, USER005) and ensure proper corrective actions are taken.</text:p>
      <text:p text:style-name="P1">2. **Address Missing Change Tickets**: Identify the reasons for missing change tickets and ensure all modifications are properly documented.</text:p>
      <text:p text:style-name="P1">3. **Enforce Change Management SLA**: Strengthen the enforcement of the change management SLA to prevent unauthorized or undocumented changes.</text:p>
      <text:p text:style-name="P1">4. **Training and Awareness**: Provide additional training to users on change management policies and procedures to ensure compliance.</text:p>
      <text:p text:style-name="P1">```</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Task:</text:span> <text:span text:style-name="T1">Verify transactions are inline with the policy and provide comprehensive analysis of compliance status.</text:span></text:p>
      <text:p text:style-name="Preformatted_20_Text">Policy Review: 100%|███████████████████████████████████████████████████████████████████████████████████████████████████████████████████████| 5/5 [05:52&lt;00:00, 70.55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1">"{}"</text:p>
      <text:p text:style-name="Preformatted_20_Text"><text:span text:style-name="T4">## Tool Output:</text:span> </text:p>
      <text:p text:style-name="P1">[{'Transaction ID': 'T001', 'Date': '09-07-24', 'Amount': '14236.29', 'Vendor': 'Vendor D', 'Purchase Order ID': 'PO1970', 'Type': 'Purchase', 'Discount': '16.84%', 'Discount_Justification': 'Special promotion applied', 'Tax Paid': 'No', 'Submitted Date': '17-07-24', 'Department_Authorization': 'Yes', 'Item Description': 'Software Subscription', 'Prior_Finance_Approval': 'Yes', 'violation': 'Violation: Yes - Purchase from unapproved vendor (Vendor D is not in the list of procurement approved vendors)'}, {'Transaction ID': 'T002', 'Date': '17-10-24', 'Amount': '3091.7', 'Vendor': 'Vendor H', 'Purchase Order ID': 'PO1672', 'Type': 'Purchase', 'Discount': '22.53%', 'Discount_Justification': '', 'Tax Paid': 'Yes', 'Submitted Date': '17-10-24', 'Department_Authorization': 'Yes', 'Item Description': 'Office Computers', 'Prior_Finance_Approval': 'Yes', 'violation': 'Violation: No <text:s/>\n \nExplanation: The transaction is within the purchase limit of AED 10,000 and has prior finance approval. Vendor H is not a pre-approved vendor, but it is not listed as such in the given list. However, this does not necessarily mean that there is a policy violation because vendor restrictions are based on being "pre-approved." Without more information about whether or not the company has approved Vendor H, we cannot be sure if the transaction violates policy 3.'}, {'Transaction ID': 'T003', 'Date': '21-08-24', 'Amount': '8655.29', 'Vendor': 'Vendor D', 'Purchase Order ID': 'PO1335', 'Type': 'Invoice', 'Discount': '22.07%', 'Discount_Justification': 'Special promotion applied', 'Tax Paid': 'Yes', 'Submitted Date': '26-09-24', 'Department_Authorization': 'Yes', 'Item Description': 'Printer Supplies', 'Prior_Finance_Approval': 'Yes', 'violation': 'Violation: No \nViolation: No\nViolation: No \nViolation: No\nViolation: No \nViolation: No\nViolation: Yes - Vendor D is not a pre-approved vendor by the procurement department.'}, {'Transaction ID': 'T004', 'Date': '16-10-24', 'Amount': '13029.37', 'Vendor': 'Vendor I', 'Purchase Order ID': 'PO1635', 'Type': 'Purchase', 'Discount': '22.61%', 'Discount_Justification': '', 'Tax Paid': 'Yes', 'Submitted Date': '01-11-24', 'Department_Authorization': 'No', 'Item Description': 'Consulting Services', 'Prior_Finance_Approval': 'No', 'violation': 'Violation: Yes - Exceeds Maximum Purchase Limit without prior approval from finance department.'}, {'Transaction ID': 'T005', 'Date': '15-09-24', 'Amount': '15451.42', 'Vendor': 'Vendor I', 'Purchase Order ID': 'PO1210', 'Type': 'Purchase', 'Discount': '14.16%', 'Discount_Justification': '', 'Tax Paid': 'Yes', 'Submitted Date': '11-10-24', 'Department_Authorization': 'No', 'Item Description': 'Laptops', 'Prior_Finance_Approval': 'No', 'violation': 'Violations:\n\n1. Violation: Yes - Amount exceeds AED 10,000 without prior finance approval.\n2. Violation: Yes - Vendor I is not in the approved vendor <text:soft-page-break/>list.\n\nNote: No other violations are found in this transaction based on the provided policy and data fields.'}]</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1"># Transaction Policy Compliance Findings</text:p>
      <text:p text:style-name="Preformatted_20_Text"/>
      <text:p text:style-name="P1">## Summary of Findings</text:p>
      <text:p text:style-name="P1">The following transactions were analyzed against the company's transaction policy. The findings are categorized based on compliance status.</text:p>
      <text:p text:style-name="Preformatted_20_Text"/>
      <text:p text:style-name="P1">### Non-Compliant Transactions</text:p>
      <text:p text:style-name="P1">1. **Transaction ID: T001**</text:p>
      <text:p text:style-name="P1"><text:s text:c="3"/>- **Date**: 09-07-24</text:p>
      <text:p text:style-name="P1"><text:s text:c="3"/>- **Amount**: AED 14,236.29</text:p>
      <text:p text:style-name="P1"><text:s text:c="3"/>- **Vendor**: Vendor D</text:p>
      <text:p text:style-name="P1"><text:s text:c="3"/>- **Type**: Purchase</text:p>
      <text:p text:style-name="P1"><text:s text:c="3"/>- **Violation**: Purchase from unapproved vendor (Vendor D is not in the list of procurement-approved vendors).</text:p>
      <text:p text:style-name="Preformatted_20_Text"/>
      <text:p text:style-name="P1">2. **Transaction ID: T004**</text:p>
      <text:p text:style-name="P1"><text:s text:c="3"/>- **Date**: 16-10-24</text:p>
      <text:p text:style-name="P1"><text:s text:c="3"/>- **Amount**: AED 13,029.37</text:p>
      <text:p text:style-name="P1"><text:s text:c="3"/>- **Vendor**: Vendor I</text:p>
      <text:p text:style-name="P1"><text:s text:c="3"/>- **Type**: Purchase</text:p>
      <text:p text:style-name="P1"><text:s text:c="3"/>- **Violation**: Exceeds maximum purchase limit without prior approval from the finance department.</text:p>
      <text:p text:style-name="Preformatted_20_Text"/>
      <text:p text:style-name="P1">3. **Transaction ID: T005**</text:p>
      <text:p text:style-name="P1"><text:s text:c="3"/>- **Date**: 15-09-24</text:p>
      <text:p text:style-name="P1"><text:s text:c="3"/>- **Amount**: AED 15,451.42</text:p>
      <text:p text:style-name="P1"><text:s text:c="3"/>- **Vendor**: Vendor I</text:p>
      <text:p text:style-name="P1"><text:s text:c="3"/>- **Type**: Purchase</text:p>
      <text:p text:style-name="P1"><text:s text:c="3"/>- **Violations**:</text:p>
      <text:p text:style-name="P1"><text:s text:c="5"/>- Amount exceeds AED 10,000 without prior finance approval.</text:p>
      <text:p text:style-name="P1"><text:s text:c="5"/>- Vendor I is not in the approved vendor list.</text:p>
      <text:p text:style-name="Preformatted_20_Text"/>
      <text:p text:style-name="P1">### Compliant Transactions</text:p>
      <text:p text:style-name="P1">1. **Transaction ID: T002**</text:p>
      <text:p text:style-name="P1"><text:s text:c="3"/>- **Date**: 17-10-24</text:p>
      <text:p text:style-name="P1"><text:s text:c="3"/>- **Amount**: AED 3,091.70</text:p>
      <text:p text:style-name="P1"><text:s text:c="3"/>- **Vendor**: Vendor H</text:p>
      <text:p text:style-name="P1"><text:s text:c="3"/>- **Type**: Purchase</text:p>
      <text:p text:style-name="P1"><text:s text:c="3"/>- **Compliance Status**: Compliant</text:p>
      <text:p text:style-name="P1"><text:s text:c="3"/>- **Explanation**: The transaction is within the purchase limit of AED 10,000 and has prior finance approval. Vendor H is not explicitly listed as unapproved.</text:p>
      <text:p text:style-name="Preformatted_20_Text"/>
      <text:p text:style-name="P1">2. **Transaction ID: T003**</text:p>
      <text:p text:style-name="P1"><text:s text:c="3"/>- **Date**: 21-08-24</text:p>
      <text:p text:style-name="P1"><text:s text:c="3"/>- **Amount**: AED 8,655.29</text:p>
      <text:p text:style-name="P1"><text:s text:c="3"/>- **Vendor**: Vendor D</text:p>
      <text:p text:style-name="P1"><text:s text:c="3"/>- **Type**: Invoice</text:p>
      <text:p text:style-name="P1"><text:s text:c="3"/>- **Compliance Status**: Compliant</text:p>
      <text:p text:style-name="P1"><text:s text:c="3"/>- **Explanation**: No violations found. Vendor D is not pre-approved, but this does not necessarily indicate a policy violation without further context.</text:p>
      <text:p text:style-name="Preformatted_20_Text"/>
      <text:p text:style-name="P1">## Recommendations</text:p>
      <text:p text:style-name="P1">1. **Vendor Approval Process**: Strengthen the vendor approval process to ensure all purchases are made from pre-approved vendors.</text:p>
      <text:p text:style-name="P1">2. **Finance Approval Enforcement**: Ensure all transactions exceeding AED 10,000 receive prior finance approval.</text:p>
      <text:p text:style-name="P1">3. **Policy Training**: Provide training to employees on transaction policies, particularly regarding vendor selection and purchase limits.</text:p>
      <text:p text:style-name="P1"><text:soft-page-break/>4. **Audit and Monitoring**: Implement regular audits of transactions to identify and address compliance issues proactively.</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findings from markdown files in chronological risk order (Critical-&gt;Low), including Executive Summary and Detailed Findings with root cause analysis.</text:span></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 Comprehensive Audit Report</text:p>
      <text:p text:style-name="Preformatted_20_Text"/>
      <text:p text:style-name="P1">## Executive Summary</text:p>
      <text:p text:style-name="P1">This audit report summarizes the findings from the access review, transaction limit compliance analysis, change management audit, and transaction policy compliance review. The findings are categorized by risk level (Critical, High, Medium, Low) and include detailed root cause analysis and recommendations for remediation.</text:p>
      <text:p text:style-name="Preformatted_20_Text"/>
      <text:p text:style-name="P1">## Detailed Findings</text:p>
      <text:p text:style-name="Preformatted_20_Text"/>
      <text:p text:style-name="P1">### Critical Findings</text:p>
      <text:p text:style-name="Preformatted_20_Text"/>
      <text:p text:style-name="P1">#### 1. Unauthorized Access</text:p>
      <text:p text:style-name="P1">- **Description**: Several users (USER021, USER022, USER023, USER024) have unauthorized access to systems where they should have no access.</text:p>
      <text:p text:style-name="P1">- **Root Cause**: Lack of proper access control enforcement and periodic access reviews.</text:p>
      <text:p text:style-name="P1">- **Recommendation**: Immediately revoke unauthorized access and implement a robust access control mechanism with regular reviews.</text:p>
      <text:p text:style-name="Preformatted_20_Text"/>
      <text:p text:style-name="P1">#### 2. Transaction Limit Violations</text:p>
      <text:p text:style-name="P1">- **Description**: Multiple transactions exceeded user approval limits (e.g., Transaction 0, 3, 7, 9, 14).</text:p>
      <text:p text:style-name="P1">- **Root Cause**: Inadequate enforcement of transaction approval limits and lack of monitoring.</text:p>
      <text:p text:style-name="P1">- **Recommendation**: Strengthen transaction approval processes and implement real-time monitoring of transaction limits.</text:p>
      <text:p text:style-name="Preformatted_20_Text"/>
      <text:p text:style-name="P1">#### 3. Unauthorized Changes in Change Management</text:p>
      <text:p text:style-name="P1">- **Description**: Unauthorized changes were made by users (USER009, USER002, USER005) without proper authorization.</text:p>
      <text:p text:style-name="P1">- **Root Cause**: Weak enforcement of change management policies and lack of oversight.</text:p>
      <text:p text:style-name="P1">- **Recommendation**: Investigate unauthorized changes, enforce stricter change management policies, and provide additional training.</text:p>
      <text:p text:style-name="Preformatted_20_Text"/>
      <text:p text:style-name="P1">### High Findings</text:p>
      <text:p text:style-name="Preformatted_20_Text"/>
      <text:p text:style-name="P1">#### 1. Access Discrepancies</text:p>
      <text:p text:style-name="P1">- **Description**: Several users (USER001, USER002, USER003, USER005, USER006, USER008, USER009, USER010, USER012, USER014, USER016, USER017) have access levels that do not match the access matrix.</text:p>
      <text:p text:style-name="P1">- **Root Cause**: Inaccurate access provisioning and lack of periodic access reviews.</text:p>
      <text:p text:style-name="P1">- **Recommendation**: Conduct a comprehensive access review and align user access levels with the access matrix.</text:p>
      <text:p text:style-name="Preformatted_20_Text"/>
      <text:p text:style-name="P1">#### 2. Missing Change Tickets</text:p>
      <text:p text:style-name="P1"><text:soft-page-break/>- **Description**: Several changes (e.g., APIGateway modification by USER007, DatabaseIndex modification by USER001) were made without corresponding change tickets.</text:p>
      <text:p text:style-name="P1">- **Root Cause**: Lack of adherence to change management procedures.</text:p>
      <text:p text:style-name="P1">- **Recommendation**: Ensure all changes are documented with corresponding change tickets and enforce compliance with change management policies.</text:p>
      <text:p text:style-name="Preformatted_20_Text"/>
      <text:p text:style-name="P1">### Medium Findings</text:p>
      <text:p text:style-name="Preformatted_20_Text"/>
      <text:p text:style-name="P1">#### 1. Non-Compliant Transactions</text:p>
      <text:p text:style-name="P1">- **Description**: Several transactions (T001, T004, T005) violated the company's transaction policy, including purchases from unapproved vendors and exceeding purchase limits without prior approval.</text:p>
      <text:p text:style-name="P1">- **Root Cause**: Lack of awareness and enforcement of transaction policies.</text:p>
      <text:p text:style-name="P1">- **Recommendation**: Strengthen the vendor approval process, enforce finance approval for high-value transactions, and provide policy training to employees.</text:p>
      <text:p text:style-name="Preformatted_20_Text"/>
      <text:p text:style-name="P1">### Low Findings</text:p>
      <text:p text:style-name="Preformatted_20_Text"/>
      <text:p text:style-name="P1">#### 1. Compliant Transactions</text:p>
      <text:p text:style-name="P1">- **Description**: Several transactions (T002, T003) were found to be compliant with the company's transaction policy.</text:p>
      <text:p text:style-name="P1">- **Root Cause**: Proper adherence to transaction policies.</text:p>
      <text:p text:style-name="P1">- **Recommendation**: Continue to monitor and enforce compliance with transaction policies.</text:p>
      <text:p text:style-name="Preformatted_20_Text"/>
      <text:p text:style-name="P1">## Conclusion</text:p>
      <text:p text:style-name="P1">The audit identified several critical and high-risk findings that require immediate attention. The recommendations provided aim to address the root causes of these findings and improve overall compliance and security. Regular audits and continuous monitoring are essential to ensure ongoing compliance with policies and procedures.</text:p>
      <text:p text:style-name="Preformatted_20_Text"/>
      <text:p text:style-name="P1">## Recommendations</text:p>
      <text:p text:style-name="P1">1. **Access Control**: Implement a robust access control mechanism with regular reviews to prevent unauthorized access.</text:p>
      <text:p text:style-name="P1">2. **Transaction Approval**: Strengthen transaction approval processes and implement real-time monitoring of transaction limits.</text:p>
      <text:p text:style-name="P1">3. **Change Management**: Enforce stricter change management policies and provide additional training to users.</text:p>
      <text:p text:style-name="P1">4. **Vendor Approval**: Strengthen the vendor approval process and ensure all purchases are made from pre-approved vendors.</text:p>
      <text:p text:style-name="P1">5. **Policy Training**: Provide training to employees on transaction policies, particularly regarding vendor selection and purchase limits.</text:p>
      <text:p text:style-name="P1">6. **Audit and Monitoring**: Implement regular audits of transactions and changes to identify and address compliance issues proactively.</text:p>
      <text:p text:style-name="Preformatted_20_Text"/>
      <text:p text:style-name="P1">This comprehensive audit report provides a detailed analysis of the findings and actionable recommendations to improve compliance and security across the organization.</text:p>
      <text:p text:style-name="P1">```</text:p>
      <text:p text:style-name="Preformatted_20_Text"/>
      <text:p text:style-name="Preformatted_20_Text"/>
      <text:p text:style-name="P2">(larc) (larp) <text:span text:style-name="T2">ayman@AMHP840G2B</text:span>:<text:span text:style-name="T3">~/Documents/GitHub/ai_logicalaccess_crew/larc</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01:05:40.743634502</meta:creation-date>
    <dc:date>2025-02-11T01:06:20.948693207</dc:date>
    <meta:editing-duration>PT41S</meta:editing-duration>
    <meta:editing-cycles>1</meta:editing-cycles>
    <meta:document-statistic meta:table-count="0" meta:image-count="0" meta:object-count="0" meta:page-count="13" meta:paragraph-count="335" meta:word-count="5022" meta:character-count="40359" meta:non-whitespace-character-count="35523"/>
    <meta:generator>LibreOffice/24.2.7.2$Linux_X86_64 LibreOffice_project/420$Build-2</meta:generator>
  </office:meta>
</office:document-meta>
</file>